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line-height="100%"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1.244cm" fo:margin-right="0cm" fo:line-height="100%" fo:text-indent="0cm" style:auto-text-indent="false"/>
    </style:style>
    <style:style style:name="P4" style:family="paragraph" style:parent-style-name="Standard" style:master-page-name="Standard">
      <style:paragraph-properties fo:line-height="100%" style:page-number="auto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0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00%" fo:text-align="justify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line-height="100%" fo:text-align="justify" style:justify-single-word="false">
        <style:tab-stops>
          <style:tab-stop style:position="2.658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1.249cm" fo:margin-right="0cm" fo:line-height="100%" fo:text-align="justify" style:justify-single-word="false" fo:text-indent="0cm" style:auto-text-indent="false">
        <style:tab-stops>
          <style:tab-stop style:position="2.658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line-height="100%" fo:text-align="justify" style:justify-single-word="false" fo:text-indent="1.249cm" style:auto-text-indent="false">
        <style:tab-stops>
          <style:tab-stop style:position="2.658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a3a39" style:font-size-asian="12pt" style:font-size-complex="12pt"/>
    </style:style>
    <style:style style:name="T4" style:family="text">
      <style:text-properties fo:font-size="12pt" officeooo:rsid="001b028e" style:font-size-asian="12pt" style:font-size-complex="12pt"/>
    </style:style>
    <style:style style:name="T5" style:family="text">
      <style:text-properties fo:font-size="12pt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F5 – Edição dos dados do cliente.</text:p>
      <text:p text:style-name="P5">Descrição: </text:p>
      <text:p text:style-name="P3"><text:span text:style-name="T2">Com a tela de pesquisa aberta o usuário escolhe a opção </text:span><text:span text:style-name="T5">E</text:span><text:bookmark text:name="_GoBack"/><text:span text:style-name="T5">ditar cliente </text:span><text:span text:style-name="T2">abrindo um </text:span><text:span text:style-name="T3">formulário</text:span><text:span text:style-name="T2"> de edição, trazendo todos os campos preenchidos com os dados do cliente. O </text:span><text:span text:style-name="T3">usuário</text:span><text:span text:style-name="T2"> pode alterar essas informações e </text:span><text:span text:style-name="T3">salvá-las.</text:span><text:span text:style-name="T2"> <text:s/></text:span></text:p>
      <text:p text:style-name="P7">Entrada:</text:p>
      <text:p text:style-name="P8">Código do cliente, nome do cliente, e-mail, CPF, data de nascimento, status,</text:p>
      <text:p text:style-name="P9">telefone principal, telefone secundário, celular, logradouro, número,</text:p>
      <text:p text:style-name="P9">complemento, bairro, cidade, CEP, UF, observação.</text:p>
      <text:p text:style-name="P5">Processamento:</text:p>
      <text:p text:style-name="P3"><text:span text:style-name="T1"><text:tab/></text:span><text:span text:style-name="T2">Os dados código do cliente, nome do cliente, CPF, telefone principal e status devem estar preenchidos, para o software realizar a edição, caso contrário, não é possível finalizar a operação.</text:span></text:p>
      <text:p text:style-name="P6">Saída:</text:p>
      <text:p text:style-name="P1"><text:span text:style-name="T1"><text:tab/></text:span><text:span text:style-name="T2">Mensagem informando que a edição foi realizada com sucesso.</text:span></text:p>
      <text:p text:style-name="P2"/>
      <text:p text:style-name="P6"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Felipe Cardoso</meta:initial-creator>
    <meta:editing-cycles>6</meta:editing-cycles>
    <meta:creation-date>2015-09-17T18:28:00</meta:creation-date>
    <dc:date>2015-09-23T17:02:16.147000000</dc:date>
    <meta:editing-duration>PT8M25S</meta:editing-duration>
    <meta:generator>LibreOffice/4.4.5.2$Windows_x86 LibreOffice_project/a22f674fd25a3b6f45bdebf25400ed2adff0ff99</meta:generator>
    <meta:document-statistic meta:table-count="0" meta:image-count="0" meta:object-count="0" meta:page-count="1" meta:paragraph-count="12" meta:word-count="110" meta:character-count="740" meta:non-whitespace-character-count="63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